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267f4c" officeooo:paragraph-rsid="0004e3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an ontology of computational objects based on DOLCE see e.g. http://www.loa-cnr.it/COS/COS.owl, and <text:a xlink:type="simple" xlink:href="http://www.loa-cnr.it/KCO/KCO.owl" text:style-name="Internet_20_link" text:visited-style-name="Visited_20_Internet_20_Link">http://www.loa-cnr.it/KCO/KCO.ow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2:46:45.177771301</meta:creation-date>
    <dc:date>2017-07-10T12:47:10.167373084</dc:date>
    <meta:editing-duration>PT25S</meta:editing-duration>
    <meta:editing-cycles>1</meta:editing-cycles>
    <meta:document-statistic meta:table-count="0" meta:image-count="0" meta:object-count="0" meta:page-count="1" meta:paragraph-count="1" meta:word-count="14" meta:character-count="137" meta:non-whitespace-character-count="124"/>
    <meta:generator>LibreOffice/5.2.5.1$Linux_X86_64 LibreOffice_project/20m0$Build-1</meta:generator>
  </office:meta>
</office:document-meta>
</file>